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228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17in" fo:break-before="auto" style:use-optimal-row-height="false"/>
    </style:style>
    <style:style style:name="ro3" style:family="table-row">
      <style:table-row-properties style:row-height="7.7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table-cell office:value-type="string" calcext:value-type="string">
            <text:p>with row height</text:p>
          </table:table-cell>
          <table:table-cell office:value-type="string" calcext:value-type="string">
            <text:p>Lorem ipsum dolor sit amet, consectetur adipiscing elit. Sed cursus tristique urna, non condimentum augue iaculis eget. Donec eu diam in ante cursus finibus in sed tellus. Integer eros velit, luctus in congue a, cursus non nisi. Praesent mollis mauris et enim dapibus, non finibus risus sodales. Maecenas laoreet fermentum ultrices. Fusce finibus faucibus diam, sed lobortis metus hendrerit sed. Maecenas sed est sem. Cras eget tortor a odio tempor malesuada quis ac dolor. Sed non sodales lorem. Duis cursus purus at sollicitudin bibendum. Mauris nec lectus sed urna maximus bibendum.</text:p>
          </table:table-cell>
          <table:table-cell table:number-columns-repeated="2"/>
        </table:table-row>
        <table:table-row table:style-name="ro2">
          <table:table-cell office:value-type="string" calcext:value-type="string">
            <text:p>with double row height</text:p>
          </table:table-cell>
          <table:table-cell table:style-name="ce1" office:value-type="string" calcext:value-type="string">
            <text:p>Lorem ipsum dolor sit amet, consectetur adipiscing elit. Sed cursus tristique urna, non condimentum augue iaculis eget. Donec eu diam in ante cursus finibus in sed tellus. Integer eros velit, luctus in congue a, cursus non nisi. Praesent mollis mauris et enim dapibus, non finibus risus sodales. Maecenas laoreet fermentum ultrices. Fusce finibus faucibus diam, sed lobortis metus hendrerit sed. Maecenas sed est sem. Cras eget tortor a odio tempor malesuada quis ac dolor. Sed non sodales lorem. Duis cursus purus at sollicitudin bibendum. Mauris nec lectus sed urna maximus bibendum.</text:p>
          </table:table-cell>
          <table:table-cell table:number-columns-repeated="2"/>
        </table:table-row>
        <table:table-row table:style-name="ro1">
          <table:table-cell office:value-type="string" calcext:value-type="string">
            <text:p>with row height and right next</text:p>
          </table:table-cell>
          <table:table-cell office:value-type="string" calcext:value-type="string">
            <text:p>Lorem ipsum dolor sit amet, consectetur adipiscing elit. Sed cursus tristique urna, non condimentum augue iaculis eget. Donec eu diam in ante cursus finibus in sed tellus. Integer eros velit, luctus in congue a, cursus non nisi. Praesent mollis mauris et enim dapibus, non finibus risus sodales. Maecenas laoreet fermentum ultrices. Fusce finibus faucibus diam, sed lobortis metus hendrerit sed. Maecenas sed est sem. Cras eget tortor a odio tempor malesuada quis ac dolor. Sed non sodales lorem. Duis cursus purus at sollicitudin bibendum. Mauris nec lectus sed urna maximus bibendum.</text:p>
          </table:table-cell>
          <table:table-cell office:value-type="string" calcext:value-type="string">
            <text:p>content</text:p>
          </table:table-cell>
          <table:table-cell/>
        </table:table-row>
        <table:table-row table:style-name="ro1">
          <table:table-cell office:value-type="string" calcext:value-type="string">
            <text:p>with row height and right next</text:p>
          </table:table-cell>
          <table:table-cell office:value-type="string" calcext:value-type="string">
            <text:p>Lorem ipsum dolor sit amet, consectetur adipiscing elit. Sed cursus tristique urna, non condimentum augue iaculis eget. Donec eu diam in ante cursus finibus in sed tellus. Integer eros velit, luctus in congue a, cursus non nisi. Praesent mollis mauris et enim dapibus, non finibus risus sodales. Maecenas laoreet fermentum ultrices. Fusce finibus faucibus diam, sed lobortis metus hendrerit sed. Maecenas sed est sem. Cras eget tortor a odio tempor malesuada quis ac dolor. Sed non sodales lorem. Duis cursus purus at sollicitudin bibendum. Mauris nec lectus sed urna maximus bibendum.</text:p>
          </table:table-cell>
          <table:table-cell/>
          <table:table-cell office:value-type="string" calcext:value-type="string">
            <text:p>content</text:p>
          </table:table-cell>
        </table:table-row>
        <table:table-row table:style-name="ro3">
          <table:table-cell office:value-type="string" calcext:value-type="string">
            <text:p>without row height</text:p>
          </table:table-cell>
          <table:table-cell table:style-name="ce1" office:value-type="string" calcext:value-type="string">
            <text:p>Lorem ipsum dolor sit amet, consectetur adipiscing elit. Sed cursus tristique urna, non condimentum augue iaculis eget. Donec eu diam in ante cursus finibus in sed tellus. Integer eros velit, luctus in congue a, cursus non nisi. Praesent mollis mauris et enim dapibus, non finibus risus sodales. Maecenas laoreet fermentum ultrices. Fusce finibus faucibus diam, sed lobortis metus hendrerit sed. Maecenas sed est sem. Cras eget tortor a odio tempor malesuada quis ac dolor. Sed non sodales lorem. Duis cursus purus at sollicitudin bibendum. Mauris nec lectus sed urna maximus bibendum.</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02T13:08:46.493670813</meta:creation-date>
    <dc:date>2020-05-02T13:12:44.881795696</dc:date>
    <meta:editing-duration>PT3M59S</meta:editing-duration>
    <meta:editing-cycles>1</meta:editing-cycles>
    <meta:document-statistic meta:table-count="1" meta:cell-count="12" meta:object-count="0"/>
    <meta:generator>LibreOffice/6.4.3.2$Linux_X86_64 LibreOffice_project/85aa6f776c6af63185291a519637a4f7af4e8a3b</meta:generator>
  </office:meta>
</office:document-meta>
</file>